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Courier New" svg:font-family="Courier New"/>
    <style:font-face style:name="Nimbus Sans L" svg:font-family="Nimbus Sans L"/>
    <style:font-face style:name="FreeSerif" svg:font-family="FreeSerif"/>
    <style:font-face style:name="Times New Roman" svg:font-family="Times New Roman"/>
    <style:font-face style:name="Nimbus Roman No9 L" svg:font-family="Nimbus Roman No9 L"/>
    <style:font-face style:name="DejaVu Sans Mono" svg:font-family="DejaVu Sans Mono"/>
  </office:font-face-decls>
  <office:automatic-styles>
    <style:style style:family="text" style:name="T10" style:display-name="T10">
      <style:text-properties fo:color="#999999" style:font-name="Times New Roman" fo:font-size="12pt" fo:language="en" fo:country="US" fo:font-weight="normal"/>
    </style:style>
    <style:style style:family="text" style:name="T11" style:display-name="T11">
      <style:text-properties fo:color="#000000" style:font-name="DejaVu Sans Mono" fo:font-size="10pt" fo:language="en" fo:country="GB" fo:font-weight="normal"/>
    </style:style>
    <style:style style:family="text" style:name="T1" style:display-name="T1">
      <style:text-properties fo:color="#000000" style:font-name="Nimbus Sans L" fo:font-size="16pt" fo:language="en" fo:country="GB" fo:font-weight="bold"/>
    </style:style>
    <style:style style:family="text" style:name="T2" style:display-name="T2">
      <style:text-properties fo:color="#000000" style:font-name="Times New Roman" fo:font-size="12pt" fo:language="en" fo:country="GB" fo:font-weight="normal"/>
    </style:style>
    <style:style style:family="text" style:name="T3" style:display-name="T3">
      <style:text-properties fo:color="#000000" style:font-name="Nimbus Sans L" fo:font-size="14pt" fo:language="en" fo:country="US" fo:font-weight="bold"/>
    </style:style>
    <style:style style:family="text" style:name="T4" style:display-name="T4">
      <style:text-properties fo:color="#000000" style:font-name="Nimbus Roman No9 L" fo:font-size="12pt" fo:language="en" fo:country="US" fo:font-weight="normal"/>
    </style:style>
    <style:style style:family="text" style:name="T5" style:display-name="T5">
      <style:text-properties fo:color="#000000" style:font-name="Nimbus Sans L" fo:font-size="14pt" fo:language="en" fo:country="GB" fo:font-weight="bold"/>
    </style:style>
    <style:style style:family="text" style:name="T6" style:display-name="T6">
      <style:text-properties fo:color="#000000" style:font-name="DejaVu Sans Mono" fo:font-size="10pt" fo:language="en" fo:country="US" fo:font-weight="normal"/>
    </style:style>
    <style:style style:family="text" style:name="T7" style:display-name="T7">
      <style:text-properties fo:color="#000000" style:font-name="Times New Roman" fo:font-size="12pt" fo:language="en" fo:country="US" fo:font-weight="normal"/>
    </style:style>
    <style:style style:family="text" style:name="T8" style:display-name="T8">
      <style:text-properties fo:color="#000000" style:font-name="Courier New" fo:font-size="12pt" fo:language="en" fo:country="US" fo:font-weight="normal"/>
    </style:style>
    <style:style style:family="text" style:name="T9" style:display-name="T9">
      <style:text-properties fo:color="#000000" style:font-name="Times New Roman" fo:font-size="12pt" fo:language="en" fo:country="US" fo:font-weight="bold"/>
    </style:style>
    <style:style style:family="paragraph" style:name="P20" style:display-name="P20" style:parent-style-name="Heading-3">
      <style:paragraph-properties fo:text-align="left" fo:text-indent="0.0000in" fo:line-height="100%" fo:margin-left="0.0000in" fo:margin-right="0.0000in" fo:margin-top="0.1660in" fo:margin-bottom="0.0833in" style:writing-mode="lr"/>
      <style:text-properties fo:color="#000000" style:font-name="Nimbus Sans L" fo:font-size="14pt" fo:language="en" fo:country="US" fo:font-weight="bold"/>
    </style:style>
    <style:style style:family="paragraph" style:name="P21" style:display-name="P21" style:parent-style-name="Text-body">
      <style:paragraph-properties fo:text-align="justify" fo:text-indent="0.0000in" fo:line-height="100%" fo:margin-left="0.0000in" fo:margin-right="0.0000in" fo:margin-top="0.0000in" fo:margin-bottom="0.0833in" style:writing-mode="lr"/>
      <style:text-properties fo:color="#000000" style:font-name="Courier New" fo:font-size="12pt" fo:language="en" fo:country="US" fo:font-weight="normal"/>
    </style:style>
    <style:style style:family="paragraph" style:name="P22" style:display-name="P22" style:parent-style-name="Text-body">
      <style:paragraph-properties fo:text-align="justify" fo:text-indent="0.0000in" fo:line-height="100%" fo:margin-left="0.0000in" fo:margin-right="0.0000in" fo:margin-top="0.0000in" fo:margin-bottom="0.0833in" style:writing-mode="lr"/>
      <style:text-properties fo:color="#000000" style:font-name="Times New Roman" fo:font-size="12pt" fo:language="en" fo:country="US" fo:font-weight="normal"/>
    </style:style>
    <style:style style:family="paragraph" style:name="P23" style:display-name="P23" style:parent-style-name="Text-body">
      <style:paragraph-properties fo:text-align="left" fo:text-indent="0.0000in" fo:line-height="100%" fo:margin-left="0.0000in" fo:margin-right="0.0000in" fo:margin-top="0.0000in" fo:margin-bottom="0.0833in" style:writing-mode="lr"/>
    </style:style>
    <style:style style:family="paragraph" style:name="P24" style:display-name="P24" style:parent-style-name="Normal">
      <style:paragraph-properties fo:text-align="center" fo:text-indent="0.0000in" fo:line-height="100%" fo:margin-left="0.0000in" fo:margin-right="0.0000in" fo:margin-top="0.0000in" fo:margin-bottom="0.0000in" style:writing-mode="lr"/>
    </style:style>
    <style:style style:family="paragraph" style:name="P25" style:display-name="P25" style:parent-style-name="Text-body">
      <style:paragraph-properties fo:text-align="justify" fo:text-indent="0.0000in" fo:line-height="100%" fo:margin-left="0.0000in" fo:margin-right="0.0000in" fo:margin-top="0.0000in" fo:margin-bottom="0.0833in" style:writing-mode="lr"/>
    </style:style>
    <style:style style:family="paragraph" style:name="P26" style:display-name="P26" style:parent-style-name="Heading-3">
      <style:paragraph-properties fo:text-align="justify" fo:text-indent="0.0000in" fo:line-height="100%" fo:margin-left="0.0000in" fo:margin-right="0.0000in" fo:margin-top="0.1660in" fo:margin-bottom="0.0833in" style:writing-mode="lr"/>
    </style:style>
    <style:style style:family="paragraph" style:name="P27" style:display-name="P27" style:parent-style-name="Preformatted-Text">
      <style:paragraph-properties fo:text-align="left" fo:text-indent="0.0000in" fo:line-height="100%" fo:margin-left="0.0000in" fo:margin-right="0.0000in" fo:margin-top="0.0000in" fo:margin-bottom="0.0000in" style:writing-mode="lr"/>
    </style:style>
    <style:style style:family="paragraph" style:name="P28" style:display-name="P28" style:parent-style-name="Preformatted-Text">
      <style:paragraph-properties fo:text-align="left" fo:text-indent="0.0000in" fo:line-height="100%" fo:margin-left="0.0000in" fo:margin-right="0.0000in" fo:margin-top="0.0000in" fo:margin-bottom="0.1958in" style:writing-mode="lr"/>
    </style:style>
    <style:style style:family="paragraph" style:name="P29" style:display-name="P29" style:parent-style-name="Normal">
      <style:paragraph-properties fo:text-align="left" fo:text-indent="0.0000in" fo:line-height="100%" fo:margin-left="0.0000in" fo:margin-right="0.0000in" fo:margin-top="0.0000in" fo:margin-bottom="0.0000in" style:writing-mode="lr"/>
    </style:style>
    <style:style style:family="paragraph" style:name="P3" style:display-name="P3" style:parent-style-name="Normal">
      <style:paragraph-properties fo:text-align="justify" fo:text-indent="0.0000in" fo:line-height="100%" fo:margin-left="0.0000in" fo:margin-right="0.0000in" fo:margin-top="0.0000in" fo:margin-bottom="0.0000in" style:writing-mode="lr"/>
      <style:text-properties fo:color="#000000" style:font-name="Times New Roman" fo:font-size="12pt" fo:language="en" fo:country="GB" fo:font-weight="normal"/>
    </style:style>
    <style:style style:family="paragraph" style:name="P8" style:display-name="P8" style:list-style-name="L1">
      <style:paragraph-properties fo:text-align="left" fo:text-indent="0.000000cm" fo:line-height="100%" fo:margin-left="0.635000cm" fo:margin-right="0.0000in" fo:margin-top="0.0000in" fo:margin-bottom="0.0833in" style:writing-mode="lr"/>
      <style:text-properties fo:color="#000000" style:font-name="Times New Roman" fo:font-size="12pt" fo:language="en" fo:country="GB" fo:font-weight="normal"/>
    </style:style>
    <style:style style:family="paragraph" style:name="P11" style:display-name="P11" style:parent-style-name="Preformatted-Text">
      <style:paragraph-properties fo:text-align="left" fo:text-indent="0.0000in" fo:line-height="100%" fo:margin-left="0.0000in" fo:margin-right="0.0000in" fo:margin-top="0.0000in" fo:margin-bottom="0.0000in" style:writing-mode="lr"/>
      <style:text-properties fo:color="#000000" style:font-name="DejaVu Sans Mono" fo:font-size="10pt" fo:language="en" fo:country="US" fo:font-weight="normal"/>
    </style:style>
    <style:style style:family="paragraph" style:name="P1" style:display-name="P1" style:parent-style-name="Heading-1">
      <style:paragraph-properties fo:text-align="justify"/>
      <style:text-properties fo:color="#000000" style:font-name="Nimbus Sans L" fo:font-size="16pt" fo:language="en" fo:country="GB" fo:font-weight="bold"/>
    </style:style>
    <style:style style:family="paragraph" style:name="P2" style:display-name="P2" style:parent-style-name="Normal">
      <style:paragraph-properties fo:text-align="justify" fo:text-indent="0.0000in" fo:line-height="100%" fo:margin-left="0.0000in" fo:margin-right="0.0000in" fo:margin-top="0.0000in" fo:margin-bottom="0.0000in" style:writing-mode="lr" fo:border-bottom="0.013194in solid #000000"/>
      <style:text-properties fo:color="#000000" style:font-name="Times New Roman" fo:font-size="12pt" fo:language="en" fo:country="GB" fo:font-weight="normal"/>
    </style:style>
    <style:style style:family="paragraph" style:name="P30" style:display-name="P30" style:parent-style-name="Text-body">
      <style:paragraph-properties fo:text-align="left"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4" style:display-name="P4"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US" fo:font-weight="bold"/>
    </style:style>
    <style:style style:family="paragraph" style:name="P5" style:display-name="P5" style:parent-style-name="Text-body">
      <style:paragraph-properties fo:text-align="justify" fo:text-indent="0.0000in" fo:line-height="100%" fo:margin-left="0.0000in" fo:margin-right="0.0000in" fo:margin-top="0.0000in" fo:margin-bottom="0.0833in" style:writing-mode="lr"/>
      <style:text-properties fo:color="#000000" style:font-name="Nimbus Roman No9 L" fo:font-size="12pt" fo:language="en" fo:country="US" fo:font-weight="normal"/>
    </style:style>
    <style:style style:family="paragraph" style:name="P6" style:display-name="P6"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7" style:display-name="P7" style:parent-style-name="Text-body">
      <style:paragraph-properties fo:text-align="justify"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10" style:display-name="P10" style:parent-style-name="Heading-3">
      <style:paragraph-properties fo:text-align="left"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9" style:display-name="P9" style:list-style-name="L1">
      <style:paragraph-properties fo:text-align="justify" fo:text-indent="0.000000cm" fo:line-height="100%" fo:margin-left="0.635000cm" fo:margin-right="0.0000in" fo:margin-top="0.0000in" fo:margin-bottom="0.0833in" style:writing-mode="lr"/>
      <style:text-properties fo:color="#000000" style:font-name="Times New Roman" fo:font-size="12pt" fo:language="en" fo:country="GB" fo:font-weight="normal"/>
    </style:style>
    <style:style style:family="paragraph" style:name="P12" style:display-name="P12" style:parent-style-name="Preformatted-Text">
      <style:paragraph-properties fo:text-align="left" fo:text-indent="0.0000in" fo:line-height="100%" fo:margin-left="0.0000in" fo:margin-right="0.0000in" fo:margin-top="0.0000in" fo:margin-bottom="0.1958in" style:writing-mode="lr"/>
      <style:text-properties fo:color="#000000" style:font-name="DejaVu Sans Mono" fo:font-size="10pt" fo:language="en" fo:country="US" fo:font-weight="normal"/>
    </style:style>
    <style:style style:family="paragraph" style:name="P13" style:display-name="P13" style:parent-style-name="Normal">
      <style:paragraph-properties fo:text-align="left" fo:text-indent="0.0000in" fo:line-height="100%" fo:margin-left="0.0000in" fo:margin-right="0.0000in" fo:margin-top="0.0000in" fo:margin-bottom="0.1958in" style:writing-mode="lr"/>
      <style:text-properties fo:color="#000000" style:font-name="Times New Roman" fo:font-size="12pt" fo:language="en" fo:country="US" fo:font-weight="normal"/>
    </style:style>
    <style:style style:family="paragraph" style:name="P14" style:display-name="P14" style:parent-style-name="Text-body">
      <style:paragraph-properties fo:text-align="justify" fo:text-indent="0.0000in" fo:line-height="100%" fo:margin-left="0.3924in" fo:margin-right="0.0000in" fo:margin-top="0.0000in" fo:margin-bottom="0.0833in" style:writing-mode="lr"/>
      <style:text-properties fo:color="#000000" style:font-name="Times New Roman" fo:font-size="12pt" fo:language="en" fo:country="US" fo:font-weight="normal"/>
    </style:style>
    <style:style style:family="paragraph" style:name="P15" style:display-name="P15" style:parent-style-name="Text-body">
      <style:paragraph-properties fo:text-align="left" fo:text-indent="0.0000in" fo:line-height="100%" fo:margin-left="0.3924in" fo:margin-right="0.0000in" fo:margin-top="0.0000in" fo:margin-bottom="0.0833in" style:writing-mode="lr"/>
      <style:text-properties fo:color="#000000" style:font-name="Times New Roman" fo:font-size="12pt" fo:language="en" fo:country="US" fo:font-weight="normal"/>
    </style:style>
    <style:style style:family="paragraph" style:name="P16" style:display-name="P16" style:parent-style-name="Normal">
      <style:paragraph-properties fo:text-align="left" fo:text-indent="0.0000in" fo:line-height="100%" fo:margin-left="0.3924in" fo:margin-right="0.0000in" fo:margin-top="0.0000in" fo:margin-bottom="0.1958in" style:writing-mode="lr"/>
      <style:text-properties fo:color="#000000" style:font-name="Times New Roman" fo:font-size="12pt" fo:language="en" fo:country="US" fo:font-weight="normal"/>
    </style:style>
    <style:style style:family="paragraph" style:name="P17" style:display-name="P17" style:parent-style-name="Text-body">
      <style:paragraph-properties fo:text-align="left" fo:text-indent="0.0000in" fo:line-height="100%" fo:margin-left="0.7861in" fo:margin-right="0.0000in" fo:margin-top="0.0000in" fo:margin-bottom="0.0833in" style:writing-mode="lr"/>
      <style:text-properties fo:color="#000000" style:font-name="Times New Roman" fo:font-size="12pt" fo:language="en" fo:country="US" fo:font-weight="normal"/>
    </style:style>
    <style:style style:family="paragraph" style:name="P18" style:display-name="P18" style:parent-style-name="Text-body">
      <style:paragraph-properties fo:text-align="justify" fo:text-indent="0.0000in" fo:line-height="100%" fo:margin-left="0.7861in" fo:margin-right="0.0000in" fo:margin-top="0.0000in" fo:margin-bottom="0.0833in" style:writing-mode="lr"/>
      <style:text-properties fo:color="#000000" style:font-name="Times New Roman" fo:font-size="12pt" fo:language="en" fo:country="US" fo:font-weight="normal"/>
    </style:style>
    <style:style style:family="paragraph" style:name="P19" style:display-name="P19" style:parent-style-name="Text-body">
      <style:paragraph-properties fo:text-align="justify" fo:text-indent="0.0000in" fo:line-height="100%" fo:margin-left="0.4924in" fo:margin-right="0.0000in" fo:margin-top="0.0000in" fo:margin-bottom="0.0833in" style:writing-mode="lr"/>
      <style:text-properties fo:color="#000000" style:font-name="Times New Roman" fo:font-size="12pt" fo:language="en" fo:country="US" fo:font-weight="normal"/>
    </style:style>
    <style:style style:family="section" style:name="Sect1" style:display-name="Sect1"/>
    <style:style style:family="table" style:name="Table1" style:display-name="Table1">
      <style:table-properties style:width="0.000000" table:align="left"/>
    </style:style>
    <style:style style:family="table-cell" style:name="Table1-col1-row1" style:display-name="Table1_col1_row1">
      <style:table-cell-properties style:vertical-align="top" fo:border-left="0.72pt solid #000000" fo:border-right="0.72pt solid #000000" fo:border-top="0.72pt solid #000000" fo:border-bottom="0.72pt solid #000000"/>
    </style:style>
    <style:style style:family="table-cell" style:name="Table1-col1-row2" style:display-name="Table1_col1_row2">
      <style:table-cell-properties style:vertical-align="top" fo:border-left="0.72pt solid #000000" fo:border-right="0.72pt solid #000000" fo:border-top="0.72pt solid #000000" fo:border-bottom="0.72pt solid #000000"/>
    </style:style>
    <style:style style:family="table-cell" style:name="Table1-col1-row3" style:display-name="Table1_col1_row3">
      <style:table-cell-properties style:vertical-align="top" fo:border-left="0.72pt solid #000000" fo:border-right="0.72pt solid #000000" fo:border-top="0.72pt solid #000000" fo:border-bottom="0.72pt solid #000000"/>
    </style:style>
    <style:style style:family="table-cell" style:name="Table1-col1-row4" style:display-name="Table1_col1_row4">
      <style:table-cell-properties style:vertical-align="top" fo:border-left="0.72pt solid #000000" fo:border-right="0.72pt solid #000000" fo:border-top="0.72pt solid #000000" fo:border-bottom="0.72pt solid #000000"/>
    </style:style>
    <style:style style:family="table-cell" style:name="Table1-col2-row1" style:display-name="Table1_col2_row1">
      <style:table-cell-properties style:vertical-align="top" fo:border-left="0.72pt solid #000000" fo:border-right="0.72pt solid #000000" fo:border-top="0.72pt solid #000000" fo:border-bottom="0.72pt solid #000000"/>
    </style:style>
    <style:style style:family="table-cell" style:name="Table1-col2-row2" style:display-name="Table1_col2_row2">
      <style:table-cell-properties style:vertical-align="top" fo:border-left="0.72pt solid #000000" fo:border-right="0.72pt solid #000000" fo:border-top="0.72pt solid #000000" fo:border-bottom="0.72pt solid #000000"/>
    </style:style>
    <style:style style:family="table-cell" style:name="Table1-col2-row3" style:display-name="Table1_col2_row3">
      <style:table-cell-properties style:vertical-align="top" fo:border-left="0.72pt solid #000000" fo:border-right="0.72pt solid #000000" fo:border-top="0.72pt solid #000000" fo:border-bottom="0.72pt solid #000000"/>
    </style:style>
    <style:style style:family="table-cell" style:name="Table1-col2-row4" style:display-name="Table1_col2_row4">
      <style:table-cell-properties style:vertical-align="top" fo:border-left="0.72pt solid #000000" fo:border-right="0.72pt solid #000000" fo:border-top="0.72pt solid #000000" fo:border-bottom="0.72pt solid #000000"/>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text:list-style style:name="L1">
      <text:list-level-style-bullet text:level="1" text:bullet-char="•">
        <style:list-level-properties fo:text-indent="0.000000cm" text:space-before="0cm" text:min-label-width="0.635000cm" fo:margin-left="0.635000cm"/>
        <style:text-properties style:font-name="FreeSerif"/>
      </text:list-level-style-bullet>
    </text:list-style>
  </office:automatic-styles>
  <office:body>
    <office:text>
      <text:section text:style-name="Sect1" text:name="Section1">
        <text:p text:style-name="P1"><text:span text:style-name="T1">SEP #102: members function</text:span></text:p>
        <text:p text:style-name="P2"/>
        <text:p text:style-name="P3"/>
        <text:p text:style-name="P3"><text:span text:style-name="T2">Version: 1.1</text:span></text:p>
        <text:p text:style-name="P3"><text:span text:style-name="T2">Author: Samuel GOUGEON</text:span></text:p>
        <text:p text:style-name="P3"><text:span text:style-name="T2">Review:</text:span></text:p>
        <text:p text:style-name="P3"><text:span text:style-name="T2">Commented:</text:span></text:p>
        <text:p text:style-name="P3"><text:span text:style-name="T2">State: Prototype</text:span></text:p>
        <text:p text:style-name="P3"><text:span text:style-name="T2">Scilab-Version: Scilab 5.5.0</text:span></text:p>
        <text:p text:style-name="P3"><text:span text:style-name="T2">Vote: No</text:span></text:p>
        <text:p text:style-name="P3"><text:span text:style-name="T2">Created: June 24th, 2013</text:span></text:p>
        <text:p text:style-name="P2"/>
        <text:p text:style-name="P3"/>
        <text:p text:style-name="P4"><text:span text:style-name="T3">Abstract</text:span></text:p>
        <text:p text:style-name="P5"><text:span text:style-name="T4">This SEP describes the definition of the members() function. Some hints about its implementation are also discussed, as well as connections with existing Scilab functions.</text:span></text:p>
        <text:p text:style-name="P6"><text:span text:style-name="T5">Rationale</text:span></text:p>
        <text:p text:style-name="P7"><text:span text:style-name="T2">Presently, there is no general way in Scilab to count how many times an element or a row or a column of an array N of Needles is present in a haystack array H, and where in H occurrences are identified, for various identical types of data and possibly distinct formats and sizes of N and H. However, 4 functions performing comparable tasks already exist. Their respective limitations are indicated:</text:span></text:p>
        <text:list text:style-name="L1">
          <text:list-item>
            <text:p text:style-name="P8"><text:span text:style-name="T2">find(): the condition linking N and H is element-wise.</text:span></text:p>
          </text:list-item>
          <text:list-item>
            <text:p text:style-name="P9"><text:span text:style-name="T2">dsearch(): it applies only to real numbers. Elements of the haystack must be distinct (no duplicates) and fully sorted (supposing them sortable). The number of occurrences returned is the number of Needles distributed in boxes of the haystack, not the number found in the haystack...</text:span></text:p>
          </text:list-item>
          <text:list-item>
            <text:p text:style-name="P9"><text:span text:style-name="T2">vectorfind(): looks in H for a single row or column N (not vectorized). Can't work at element scale. </text:span></text:p>
          </text:list-item>
          <text:list-item>
            <text:p text:style-name="P9"><text:span text:style-name="T2">intersect(): could be extended to booleans and encoded-integers, but matrices of complexes or of polynomials are not supported. Moreover, if a needle is duplicated in N, intersect() <text:s/>returns only the index of the first one in N successfully identified in the haystack (what is pointed as a restriction as bug #12705).</text:span></text:p>
          </text:list-item>
        </text:list>
        <text:p text:style-name="P7"><text:span text:style-name="T2">A function comparable to ismember() from Octave was querried and discussed in november 2009 in the users@ mailing list. A limited prototype already returning numbers of occurrences rather than only boolan memberships was posted then.</text:span></text:p>
        <text:p text:style-name="P7"><text:span text:style-name="T2">Wishes have been posted on Bugzilla at </text:span><text:a xlink:href="http://bugzilla.scilab.org/8792"><text:span text:style-name="T2">http://bugzilla.scilab.org/8792</text:span></text:a><text:span text:style-name="T2"> and somehow at <text:s/></text:span><text:a xlink:href="http://bugzilla.scilab.org/12705"><text:span text:style-name="T2">http://bugzilla.scilab.org/12705</text:span></text:a><text:span text:style-name="T2">. Discussion about the design and implementation of a prototype has started in this last thread. Since the required function should output number of occurrences rather than only boolean memberships, it is proposed to drop the "is" from "ismember"and to name the function members().</text:span></text:p>
        <text:p text:style-name="P7"/>
        <text:p text:style-name="P7"/>
        <text:p text:style-name="P10"><text:span text:style-name="T5">Calling Sequences</text:span></text:p>
        <text:p text:style-name="P11"><text:span text:style-name="T6">members() <text:tab/><text:tab/><text:tab/><text:tab/>// displays the head_comments with examples</text:span></text:p>
        <text:p text:style-name="P11"><text:span text:style-name="T6">[nb [,loc]] = members(N, H)</text:span></text:p>
        <text:p text:style-name="P11"><text:span text:style-name="T6">[nb [,loc]] = members(N, H, "last")</text:span></text:p>
        <text:p text:style-name="P11"><text:span text:style-name="T6">[nb [,loc]] = members(N, H, "rows"|"cols")</text:span></text:p>
        <text:p text:style-name="P11"><text:span text:style-name="T6">[nb [,loc]] = members(N, H, "rows"|"cols", "last")</text:span></text:p>
        <text:p text:style-name="P11"><text:span text:style-name="T6">[nb [,loc]] = members(N, H, "rows"|"cols", "shuffle")</text:span></text:p>
        <text:p text:style-name="P12"><text:span text:style-name="T6">[nb [,loc]] = members(N, H, "rows"|"cols", "shuffle", "last")</text:span></text:p>
        <text:p text:style-name="P10"><text:span text:style-name="T5">Arguments</text:span></text:p>
        <text:p text:style-name="P13"><text:span text:style-name="T7">N </text:span></text:p>
        <text:p text:style-name="P14"><text:span text:style-name="T7">Needles: matrix or hypermatrix of booleans, integer-encoded numbers, real or complex decimal numbers, polynomials or texts. In "rows" or "cols" mode, no hypermatrix is accepted. A given value (or row or column) may appear several times in </text:span><text:span text:style-name="T8">N</text:span><text:span text:style-name="T7">.</text:span></text:p>
        <text:p text:style-name="P13"><text:span text:style-name="T7">H </text:span></text:p>
        <text:p text:style-name="P14"><text:span text:style-name="T7">Haystack: matrix or hypermatrix of same data type as </text:span><text:span text:style-name="T8">N</text:span><text:span text:style-name="T7">. In "rows" or "cols" mode, no hypermatrix is accepted, and </text:span><text:span text:style-name="T8">N</text:span><text:span text:style-name="T7"> and </text:span><text:span text:style-name="T8">H</text:span><text:span text:style-name="T7"> must have respectively the same number of columns or rows.</text:span></text:p>
        <text:p text:style-name="P13"><text:span text:style-name="T7">Options :</text:span></text:p>
        <text:p text:style-name="P15"><text:span text:style-name="T7">From one to three options may be specified in any order: </text:span></text:p>
        <text:p text:style-name="P16"><text:span text:style-name="T7">"last" </text:span></text:p>
        <text:p text:style-name="P17"><text:span text:style-name="T7">when the location in </text:span><text:span text:style-name="T8">H</text:span><text:span text:style-name="T7"> of needles from </text:span><text:span text:style-name="T8">N</text:span><text:span text:style-name="T7"> is querried through </text:span><text:span text:style-name="T8">loc</text:span><text:span text:style-name="T7">, by default the position of the first respective occurrences in </text:span><text:span text:style-name="T8">H</text:span><text:span text:style-name="T7"> are returned. If </text:span><text:span text:style-name="T8">"last"</text:span><text:span text:style-name="T7"> is specified, the position of the last occurrences in </text:span><text:span text:style-name="T8">H</text:span><text:span text:style-name="T7"> are returned instead.</text:span></text:p>
        <text:p text:style-name="P16"><text:span text:style-name="T7">"rows", "cols" </text:span></text:p>
        <text:p text:style-name="P18"><text:span text:style-name="T7">By default, each element </text:span><text:span text:style-name="T8">N(i,j,..)</text:span><text:span text:style-name="T7"> of </text:span><text:span text:style-name="T8">N</text:span><text:span text:style-name="T7"> is considered as a needle to search in </text:span><text:span text:style-name="T8">H</text:span><text:span text:style-name="T7">. If </text:span><text:span text:style-name="T8">"rows"</text:span><text:span text:style-name="T7"> is specified, each row of </text:span><text:span text:style-name="T8">N</text:span><text:span text:style-name="T7"> is considered as a needle, and is searched among rows of </text:span><text:span text:style-name="T8">H</text:span><text:span text:style-name="T7">. The same applies between columns of </text:span><text:span text:style-name="T8">N</text:span><text:span text:style-name="T7"> and </text:span><text:span text:style-name="T8">H</text:span><text:span text:style-name="T7"> if </text:span><text:span text:style-name="T8">"cols"</text:span><text:span text:style-name="T7"> is used.</text:span></text:p>
        <text:p text:style-name="P16"><text:span text:style-name="T7">"shuffle" </text:span></text:p>
        <text:p text:style-name="P18"><text:span text:style-name="T7">In </text:span><text:span text:style-name="T8">"rows"</text:span><text:span text:style-name="T7"> or </text:span><text:span text:style-name="T8">"cols"</text:span><text:span text:style-name="T7"> mode, by default the order of components of a row/column is considered: for instance, </text:span><text:span text:style-name="T8">[ 7 3 5 ]</text:span><text:span text:style-name="T7"> in </text:span><text:span text:style-name="T8">N</text:span><text:span text:style-name="T7"> does not match </text:span><text:span text:style-name="T8">[ 3 5 7]</text:span><text:span text:style-name="T7"> in </text:span><text:span text:style-name="T8">H</text:span><text:span text:style-name="T7">. When </text:span><text:span text:style-name="T8">"shuffle"</text:span><text:span text:style-name="T7"> is specified, any permutation of --say--</text:span><text:span text:style-name="T8">[3 5 7]</text:span><text:span text:style-name="T7"> will be considered as matching a </text:span><text:span text:style-name="T8">[3 5 7]</text:span><text:span text:style-name="T7"> row of </text:span><text:span text:style-name="T8">N</text:span><text:span text:style-name="T7">. This option is ignored for polynomials.</text:span></text:p>
        <text:p text:style-name="P13"><text:span text:style-name="T7">nb </text:span></text:p>
        <text:p text:style-name="P14"><text:span text:style-name="T7">In normal mode: </text:span><text:span text:style-name="T8">nb(i,j,..)</text:span><text:span text:style-name="T7"> returns (as reals) the number of occurrences in </text:span><text:span text:style-name="T8">H</text:span><text:span text:style-name="T7"> of </text:span><text:span text:style-name="T8">N(i,j,..)</text:span><text:span text:style-name="T7">. </text:span><text:span text:style-name="T8">nb</text:span><text:span text:style-name="T7"> and </text:span><text:span text:style-name="T8">N</text:span><text:span text:style-name="T7"> have the same format. If </text:span><text:span text:style-name="T8">H</text:span><text:span text:style-name="T7"> is empty, a matrix of zeros is returned. If </text:span><text:span text:style-name="T8">N</text:span><text:span text:style-name="T7"> is empty, the empty matrix </text:span><text:span text:style-name="T8">[]</text:span><text:span text:style-name="T7"> is returned.</text:span></text:p>
        <text:p text:style-name="P14"><text:span text:style-name="T7">In </text:span><text:span text:style-name="T8">"rows"</text:span><text:span text:style-name="T7"> or </text:span><text:span text:style-name="T8">"cols"</text:span><text:span text:style-name="T7"> mode: </text:span><text:span text:style-name="T8">nb</text:span><text:span text:style-name="T7"> is a row of reals with as many components as </text:span><text:span text:style-name="T8">N</text:span><text:span text:style-name="T7"> has rows/columns. </text:span><text:span text:style-name="T8">nb(i)</text:span><text:span text:style-name="T7"> returns the number of occurrences in </text:span><text:span text:style-name="T8">H(.,:)</text:span><text:span text:style-name="T7"> of </text:span><text:span text:style-name="T8">N(i,:)</text:span><text:span text:style-name="T7"> (or of </text:span><text:span text:style-name="T8">N(:,i)</text:span><text:span text:style-name="T7"> in </text:span><text:span text:style-name="T8">H(:,.)</text:span><text:span text:style-name="T7"> ).</text:span></text:p>
        <text:p text:style-name="P13"><text:span text:style-name="T7">loc </text:span></text:p>
        <text:p text:style-name="P19"><text:span text:style-name="T7">In normal mode: </text:span><text:span text:style-name="T8">loc</text:span><text:span text:style-name="T7"> and </text:span><text:span text:style-name="T8">N</text:span><text:span text:style-name="T7"> have the same format. </text:span><text:span text:style-name="T8">loc(i,j,..)</text:span><text:span text:style-name="T7"> returns the smallest linearized index in </text:span><text:span text:style-name="T8">H</text:span><text:span text:style-name="T7"> where </text:span><text:span text:style-name="T8">N(i,j,..)</text:span><text:span text:style-name="T7"> occurs. If the </text:span><text:span text:style-name="T8">"last"</text:span><text:span text:style-name="T7"> flag is used, the greatest linearized index is returned instead. If </text:span><text:span text:style-name="T8">N(i,j,..)</text:span><text:span text:style-name="T7"> in not found in </text:span><text:span text:style-name="T8">H</text:span><text:span text:style-name="T7">, </text:span><text:span text:style-name="T8">loc(i,j,..)</text:span><text:span text:style-name="T7"> is set to </text:span><text:span text:style-name="T8">0</text:span><text:span text:style-name="T7">.</text:span></text:p>
        <text:p text:style-name="P19"><text:span text:style-name="T7">In </text:span><text:span text:style-name="T8">"rows"</text:span><text:span text:style-name="T7"> or </text:span><text:span text:style-name="T8">"cols"</text:span><text:span text:style-name="T7"> mode: </text:span><text:span text:style-name="T8">loc</text:span><text:span text:style-name="T7"> is a row of reals with as many components as </text:span><text:span text:style-name="T8">N</text:span><text:span text:style-name="T7"> has respectively rows or columns. </text:span><text:span text:style-name="T8">loc(i)</text:span><text:span text:style-name="T7"> returns the index of the first line </text:span><text:span text:style-name="T8">H(loc(i),:)</text:span><text:span text:style-name="T7"> matching </text:span><text:span text:style-name="T8">N(i,:)</text:span><text:span text:style-name="T7"> (or the index of the first column </text:span><text:span text:style-name="T8">H(:, loc(i))</text:span><text:span text:style-name="T7"> matching </text:span><text:span text:style-name="T8">N(:,i)</text:span><text:span text:style-name="T7">). If the </text:span><text:span text:style-name="T8">"shuffle"</text:span><text:span text:style-name="T7"> flag is additionnaly specified, the order of components along the rows/columns is not considered.</text:span></text:p>
        <text:p text:style-name="P20"><text:span text:style-name="T3">Description</text:span></text:p>
        <text:p text:style-name="P21"><text:span text:style-name="T8">nb = members(N, H [,"rows"|"cols"])</text:span><text:span text:style-name="T7"> returns the number of occurrences of each component or row or column of </text:span><text:span text:style-name="T8">N</text:span><text:span text:style-name="T7"> found in </text:span><text:span text:style-name="T8">H</text:span><text:span text:style-name="T7">. If no match is found for an element, 0 is returned for it. The index in </text:span><text:span text:style-name="T8">H</text:span><text:span text:style-name="T7"> of the first (default) or </text:span><text:span text:style-name="T8">"last"</text:span><text:span text:style-name="T7"> occurrence of </text:span><text:span text:style-name="T8">N(i,j,...)</text:span><text:span text:style-name="T7"> can be querried through a second optional output </text:span><text:span text:style-name="T8">loc</text:span><text:span text:style-name="T7">. If matching </text:span><text:span text:style-name="T8">"rows"</text:span><text:span text:style-name="T7"> or </text:span><text:span text:style-name="T8">"cols"</text:span><text:span text:style-name="T7"> are searched for, matches can ignore the order of their elements, by using the option </text:span><text:span text:style-name="T8">"shuffle"</text:span><text:span text:style-name="T7">.</text:span></text:p>
        <text:p text:style-name="P21"><text:span text:style-name="T8">%inf</text:span><text:span text:style-name="T7"> and </text:span><text:span text:style-name="T8">-%inf</text:span><text:span text:style-name="T7"> values are supported in </text:span><text:span text:style-name="T8">N</text:span><text:span text:style-name="T7"> as well as in </text:span><text:span text:style-name="T8">H</text:span><text:span text:style-name="T7">. In normal mode, </text:span><text:span text:style-name="T8">%nan</text:span><text:span text:style-name="T7"> are supported in </text:span><text:span text:style-name="T8">N</text:span><text:span text:style-name="T7"> but not in </text:span><text:span text:style-name="T8">H</text:span><text:span text:style-name="T7">. In </text:span><text:span text:style-name="T8">"rows"</text:span><text:span text:style-name="T7"> or </text:span><text:span text:style-name="T8">"cols"</text:span><text:span text:style-name="T7"> modes, </text:span><text:span text:style-name="T8">%nan</text:span><text:span text:style-name="T7"> are supported everywhere.</text:span></text:p>
        <text:p text:style-name="P22"><text:span text:style-name="T7">In normal element-wise mode, members(..) uses dsearch(..) to fastly proceed with booleans, integer-encoded numbers (any length 8-16-32 bits signed or not), and real numbers. For complex numbers, texts, and polynomials, a slower and more memory-consuming algorithm is used. For better performances with these types of data, for big </text:span><text:span text:style-name="T8">N</text:span><text:span text:style-name="T7"> or/and </text:span><text:span text:style-name="T8">H</text:span><text:span text:style-name="T7">, the user may priorly increase the stacksize(..). For long calculations, a progression bar is displayed.</text:span></text:p>
        <text:p text:style-name="P20"><text:span text:style-name="T3">External equivalences</text:span></text:p>
        <text:p text:style-name="P23"><text:span text:style-name="T2">This function may be used for equivalence of the ismember() Octave function in the following ways:</text:span></text:p>
        <table:table table:name="Table1" table:style-name="Table1">
          <table:table-column/>
          <table:table-column/>
          <table:table-row>
            <table:table-cell table:style-name="Table1_col1_row1">
              <text:p text:style-name="P24"><text:span text:style-name="T9">Octave</text:span></text:p>
            </table:table-cell>
            <table:table-cell table:style-name="Table1_col2_row1">
              <text:p text:style-name="P24"><text:span text:style-name="T9">Scilab</text:span></text:p>
            </table:table-cell>
          </table:table-row>
          <table:table-row>
            <table:table-cell table:style-name="Table1_col1_row2">
              <text:p text:style-name="P24"><text:span text:style-name="T7">AinB = ismember(A, B)</text:span></text:p>
            </table:table-cell>
            <table:table-cell table:style-name="Table1_col2_row2">
              <text:p text:style-name="P24"><text:span text:style-name="T10">mA = </text:span><text:span text:style-name="T7">members(A, B);<text:line-break/>AinB = bool2s(mA~=0)</text:span></text:p>
            </table:table-cell>
          </table:table-row>
          <table:table-row>
            <table:table-cell table:style-name="Table1_col1_row3">
              <text:p text:style-name="P24"><text:span text:style-name="T7">[</text:span><text:span text:style-name="T10">AinB, </text:span><text:span text:style-name="T7">loc] = ismember(A, B)</text:span></text:p>
            </table:table-cell>
            <table:table-cell table:style-name="Table1_col2_row3">
              <text:p text:style-name="P24"><text:span text:style-name="T7">[</text:span><text:span text:style-name="T10">mA, </text:span><text:span text:style-name="T7">loc] = members(A, B)</text:span></text:p>
            </table:table-cell>
          </table:table-row>
          <table:table-row>
            <table:table-cell table:style-name="Table1_col1_row4">
              <text:p text:style-name="P24"><text:span text:style-name="T7">[rAinB, loc] = ismember(A, B, 'rows')</text:span></text:p>
            </table:table-cell>
            <table:table-cell table:style-name="Table1_col2_row4">
              <text:p text:style-name="P24"><text:span text:style-name="T7">[</text:span><text:span text:style-name="T10">rmA, </text:span><text:span text:style-name="T7">loc] = members(A, B, "rows");<text:line-break/>rAinB = bool2s(rmA~=0)</text:span></text:p>
            </table:table-cell>
          </table:table-row>
        </table:table>
        <text:p text:style-name="P25"><text:span text:style-name="T2">The argout#1 as nb_occurrences, "cols", "last" and "shuffle"Scilab features have presently no Octave equivalences.</text:span></text:p>
        <text:p text:style-name="P26"><text:span text:style-name="T5">Example Usage</text:span></text:p>
        <text:p text:style-name="P23"><text:span text:style-name="T2">﻿</text:span><text:span text:style-name="T7">N = [1 8 4 5 2 1];</text:span></text:p>
        <text:p text:style-name="P27"><text:span text:style-name="T6">H = [9 7 4 2 1 4];</text:span></text:p>
        <text:p text:style-name="P27"/>
        <text:p text:style-name="P27"><text:span text:style-name="T6">[nb, loc] = members(N, H, "last")</text:span></text:p>
        <text:p text:style-name="P27"><text:span text:style-name="T6">// Returns nb <text:s/>= [1 0 2 0 1 1] : for instance, 4 appears twice in H.</text:span></text:p>
        <text:p text:style-name="P27"><text:span text:style-name="T6">// And <text:s text:c="4"/>loc = [5 0 6 0 4 5] : last occurrence of 4 is in 6th position in H</text:span></text:p>
        <text:p text:style-name="P27"/>
        <text:p text:style-name="P27"><text:span text:style-name="T6">[nb, loc] = members(N, H)</text:span></text:p>
        <text:p text:style-name="P27"><text:span text:style-name="T6">// Returns loc=[5 0 3 0 4 5] : the 1st occurrence of 4 is in third position in H</text:span></text:p>
        <text:p text:style-name="P27"/>
        <text:p text:style-name="P27"><text:span text:style-name="T6">// With hypermatrices. From previous N and H:</text:span></text:p>
        <text:p text:style-name="P27"><text:span text:style-name="T6">N = </text:span><text:a xlink:href="http://help.scilab.org/docs/5.5.0/en_US/matrix"><text:span text:style-name="T6">matrix</text:span></text:a><text:span text:style-name="T6">(N, [3 1 2]);</text:span></text:p>
        <text:p text:style-name="P27"><text:span text:style-name="T6">H = </text:span><text:a xlink:href="http://help.scilab.org/docs/5.5.0/en_US/matrix"><text:span text:style-name="T6">matrix</text:span></text:a><text:span text:style-name="T6">(H, [3 1 2]);</text:span></text:p>
        <text:p text:style-name="P27"><text:span text:style-name="T6">[nb, loc] = members(N, H, "last")</text:span></text:p>
        <text:p text:style-name="P27"/>
        <text:p text:style-name="P27"><text:span text:style-name="T6">// With integers:</text:span></text:p>
        <text:p text:style-name="P27"><text:span text:style-name="T6">N = </text:span><text:a xlink:href="http://help.scilab.org/docs/5.5.0/en_US/int8"><text:span text:style-name="T6">int8</text:span></text:a><text:span text:style-name="T6">(</text:span><text:a xlink:href="http://help.scilab.org/docs/5.5.0/en_US/grand"><text:span text:style-name="T6">grand</text:span></text:a><text:span text:style-name="T6">(3, 2, "uin", -5, 5));</text:span></text:p>
        <text:p text:style-name="P27"><text:span text:style-name="T6">H = </text:span><text:a xlink:href="http://help.scilab.org/docs/5.5.0/en_US/int8"><text:span text:style-name="T6">int8</text:span></text:a><text:span text:style-name="T6">(</text:span><text:a xlink:href="http://help.scilab.org/docs/5.5.0/en_US/grand"><text:span text:style-name="T6">grand</text:span></text:a><text:span text:style-name="T6">(4, 4, "uin", -5, 5));</text:span></text:p>
        <text:p text:style-name="P27"><text:span text:style-name="T6">[nb, loc] = members(N, H)</text:span></text:p>
        <text:p text:style-name="P27"/>
        <text:p text:style-name="P27"><text:span text:style-name="T6">// With polynomials (complex coefficients are accepted):</text:span></text:p>
        <text:p text:style-name="P27"><text:span text:style-name="T6">z = %z;</text:span></text:p>
        <text:p text:style-name="P27"><text:span text:style-name="T6">N = [z (1-z)^2 ; -4 %i*z ];</text:span></text:p>
        <text:p text:style-name="P27"><text:span text:style-name="T6">H = [2 <text:s/>%i*z -z <text:s/>3-z <text:s/>z <text:s/>z^3 z];</text:span></text:p>
        <text:p text:style-name="P27"><text:span text:style-name="T6">[nb, loc] = members(N, H)</text:span></text:p>
        <text:p text:style-name="P27"/>
        <text:p text:style-name="P27"><text:span text:style-name="T6">// With text:</text:span></text:p>
        <text:p text:style-name="P27"><text:span text:style-name="T6">N = [ "Hi" "Hu" "Allo"];</text:span></text:p>
        <text:p text:style-name="P27"><text:span text:style-name="T6">H = [ "Hello" "Bonjour" "Allo"</text:span></text:p>
        <text:p text:style-name="P27"><text:span text:style-name="T6">"Holà" <text:s/>"Allo" <text:s/>"Hallo"</text:span></text:p>
        <text:p text:style-name="P27"><text:span text:style-name="T6">"Hi" <text:s text:c="3"/>"Hé" <text:s text:c="3"/>"Salud" ];</text:span></text:p>
        <text:p text:style-name="P27"><text:span text:style-name="T6">[nb, loc] = members(N, H, "last")</text:span></text:p>
        <text:p text:style-name="P27"/>
        <text:p text:style-name="P27"><text:span text:style-name="T6">// By rows:</text:span></text:p>
        <text:p text:style-name="P27"><text:span text:style-name="T6">H = [</text:span></text:p>
        <text:p text:style-name="P27"><text:span text:style-name="T6">3 <text:s/>0</text:span></text:p>
        <text:p text:style-name="P27"><text:span text:style-name="T6">1 <text:s/>0</text:span></text:p>
        <text:p text:style-name="P27"><text:span text:style-name="T6">0 <text:s/>3</text:span></text:p>
        <text:p text:style-name="P27"><text:span text:style-name="T6">1 <text:s/>4</text:span></text:p>
        <text:p text:style-name="P27"><text:span text:style-name="T6">4 <text:s/>3</text:span></text:p>
        <text:p text:style-name="P27"><text:span text:style-name="T6">4 <text:s/>1</text:span></text:p>
        <text:p text:style-name="P27"><text:span text:style-name="T6">1 <text:s/>0</text:span></text:p>
        <text:p text:style-name="P27"><text:span text:style-name="T6">];</text:span></text:p>
        <text:p text:style-name="P27"><text:span text:style-name="T6">N = [</text:span></text:p>
        <text:p text:style-name="P27"><text:span text:style-name="T6">2 <text:s/>3</text:span></text:p>
        <text:p text:style-name="P27"><text:span text:style-name="T6">1 <text:s/>4</text:span></text:p>
        <text:p text:style-name="P27"><text:span text:style-name="T6">0 <text:s/>3</text:span></text:p>
        <text:p text:style-name="P27"><text:span text:style-name="T6">1 <text:s/>0</text:span></text:p>
        <text:p text:style-name="P27"><text:span text:style-name="T6">0 <text:s/>2</text:span></text:p>
        <text:p text:style-name="P27"><text:span text:style-name="T6">];</text:span></text:p>
        <text:p text:style-name="P27"><text:span text:style-name="T6">N, H</text:span></text:p>
        <text:p text:style-name="P27"><text:span text:style-name="T6">[nb, loc] = members(N, H, "rows")</text:span></text:p>
        <text:p text:style-name="P27"><text:span text:style-name="T6">[nb, loc] = members(N, H, "rows","last")</text:span></text:p>
        <text:p text:style-name="P27"><text:span text:style-name="T6">[nb, loc] = members(N, H, "rows","shuffle") // [4 1 0], [0 1 4] and [0 4 1] are considered the same</text:span></text:p>
        <text:p text:style-name="P27"/>
        <text:p text:style-name="P27"><text:span text:style-name="T6">// By columns: From N and H defined above:</text:span></text:p>
        <text:p text:style-name="P27"><text:span text:style-name="T6">N = N.', H = H.'</text:span></text:p>
        <text:p text:style-name="P28"><text:span text:style-name="T6">[nb, loc] = members(N, H, "cols", "shuffle")</text:span></text:p>
        <text:p text:style-name="P26"><text:span text:style-name="T5">Changelog</text:span></text:p>
        <text:p text:style-name="P25"><text:span text:style-name="T2"><text:tab/></text:span><text:span text:style-name="T11">1.0 – Samuel Gougeon - Initial Version </text:span></text:p>
        <text:p text:style-name="P26"><text:span text:style-name="T5">Copyright</text:span></text:p>
        <text:p text:style-name="P29"><text:span text:style-name="T2"><text:tab/>This document has been placed under the license CeCILL-B.</text:span></text:p>
        <text:p text:style-name="P3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DejaVu Sans Mono" svg:font-family="DejaVu Sans Mono"/>
    <style:font-face style:name="Nimbus Roman No9 L" svg:font-family="Nimbus Roman No9 L"/>
    <style:font-face style:name="Nimbus Sans L" svg:font-family="Nimbus Sans L"/>
    <style:font-face style:name="Courier New" svg:font-family="Courier New"/>
    <style:font-face style:name="StarSymbol" svg:font-family="StarSymbol"/>
    <style:font-face style:name="Times New Roman" svg:font-family="Times New Roman"/>
    <style:font-face style:name="OpenSymbol" svg:font-family="OpenSymbol"/>
  </office:font-face-decls>
  <office:styles>
    <style:default-style style:family="paragraph">
      <style:paragraph-properties style:tab-stop-distance="1.251cm"/>
    </style:default-style>
    <style:style style:family="text" style:name="Source-Text-text-text" style:display-name="Source Text_text_text" style:next-style-name="Source-Text-text-text">
      <style:text-properties style:font-name="Courier New"/>
    </style:style>
    <style:style style:family="text" style:name="Bullet-Symbols-text-text-text-text-text-text-text" style:display-name="Bullet Symbols_text_text_text_text_text_text_text" style:next-style-name="Bullet-Symbols-text-text-text-text-text-text-text">
      <style:text-properties style:font-name="StarSymbol" fo:font-size="9pt"/>
    </style:style>
    <style:style style:family="text" style:name="Teletype-text-text-text-text-text-text-text" style:display-name="Teletype_text_text_text_text_text_text_text" style:next-style-name="Teletype-text-text-text-text-text-text-text">
      <style:text-properties style:font-name="DejaVu Sans Mono"/>
    </style:style>
    <style:style style:family="text" style:name="Bullet-Symbols-text-text" style:display-name="Bullet Symbols_text_text" style:next-style-name="Bullet-Symbols-text-text">
      <style:text-properties style:font-name="OpenSymbol"/>
    </style: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Text-body" style:display-name="Text body" style:parent-style-name="Normal" style:next-style-name="Text-body">
      <style:paragraph-properties fo:margin-top="0cm" fo:margin-bottom="0.212cm"/>
    </style:style>
    <style:style style:family="paragraph" style:name="List-Contents" style:display-name="List Contents" style:parent-style-name="Normal" style:next-style-name="List-Contents">
      <style:paragraph-properties fo:margin-left="0.3931in"/>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Preformatted-Text" style:display-name="Preformatted Text" style:parent-style-name="Normal" style:next-style-name="Preformatted-Text">
      <style:text-properties style:font-name="DejaVu Sans Mono" fo:font-size="10pt"/>
    </style:style>
    <style:style style:family="paragraph" style:name="Heading-3" style:display-name="Heading 3" style:next-style-name="Text-body">
      <style:paragraph-properties fo:margin-top="0.423cm" fo:margin-bottom="0.212cm" style:writing-mode="lr"/>
      <style:text-properties style:font-name="Nimbus Sans L" fo:font-size="14pt" fo:font-weight="bold"/>
    </style:style>
    <style:style style:family="paragraph" style:name="Normal" style:display-name="Normal"/>
    <style:style style:family="paragraph" style:name="Heading-1" style:display-name="Heading 1" style:next-style-name="Text-body">
      <style:paragraph-properties fo:margin-top="0.423cm" fo:margin-bottom="0.212cm" style:writing-mode="lr"/>
      <style:text-properties style:font-name="Nimbus Sans L" fo:font-size="16.1000003814697pt" fo:font-weight="bold"/>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Charlotte Hecquet</meta:initial-creator>
    <dc:creator>Charlotte Hecquet</dc:creator>
    <meta:creation-date>2013-04-09T14:29:30</meta:creation-date>
    <dc:date>2013-04-09T16:24:28</dc:date>
  </office:meta>
</office:document-meta>
</file>